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8530d" officeooo:paragraph-rsid="0008530d"/>
    </style:style>
    <style:style style:name="P2" style:family="paragraph" style:parent-style-name="Standard">
      <style:paragraph-properties fo:text-align="start" style:justify-single-word="false"/>
      <style:text-properties officeooo:rsid="0008530d" officeooo:paragraph-rsid="0008530d"/>
    </style:style>
    <style:style style:name="P3" style:family="paragraph" style:parent-style-name="Standard">
      <style:paragraph-properties fo:text-align="start" style:justify-single-word="false"/>
      <style:text-properties officeooo:paragraph-rsid="0008530d"/>
    </style:style>
    <style:style style:name="P4" style:family="paragraph" style:parent-style-name="Standard">
      <style:paragraph-properties fo:text-align="start" style:justify-single-word="false"/>
      <style:text-properties officeooo:paragraph-rsid="00097d26"/>
    </style:style>
    <style:style style:name="P5" style:family="paragraph" style:parent-style-name="Standard">
      <style:paragraph-properties fo:text-align="start" style:justify-single-word="false"/>
      <style:text-properties fo:font-weight="bold" officeooo:paragraph-rsid="0008530d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weight="bold" officeooo:paragraph-rsid="00097d26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14pt" fo:font-weight="bold" officeooo:rsid="0008530d" officeooo:paragraph-rsid="0008530d" style:font-size-asian="14pt" style:font-weight-asian="bold" style:font-size-complex="14pt" style:font-weight-complex="bold"/>
    </style:style>
    <style:style style:name="P8" style:family="paragraph" style:parent-style-name="Text_20_body">
      <style:paragraph-properties fo:margin-top="0cm" fo:margin-bottom="0cm" loext:contextual-spacing="false"/>
    </style:style>
    <style:style style:name="P9" style:family="paragraph" style:parent-style-name="Text_20_body">
      <style:paragraph-properties fo:margin-top="0cm" fo:margin-bottom="0cm" loext:contextual-spacing="false"/>
      <style:text-properties fo:font-weight="bold" style:font-weight-asian="bold" style:font-weight-complex="bold"/>
    </style:style>
    <style:style style:name="P10" style:family="paragraph" style:parent-style-name="Text_20_body">
      <style:paragraph-properties fo:margin-top="0cm" fo:margin-bottom="0cm" loext:contextual-spacing="false"/>
      <style:text-properties fo:font-weight="bold" officeooo:paragraph-rsid="000b49a2" style:font-weight-asian="bold" style:font-weight-complex="bold"/>
    </style:style>
    <style:style style:name="P11" style:family="paragraph" style:parent-style-name="Text_20_body">
      <style:paragraph-properties fo:margin-top="0cm" fo:margin-bottom="0cm" loext:contextual-spacing="false"/>
      <style:text-properties fo:font-weight="normal" style:font-weight-asian="normal" style:font-weight-complex="normal"/>
    </style:style>
    <style:style style:name="P12" style:family="paragraph" style:parent-style-name="Text_20_body">
      <style:paragraph-properties fo:margin-top="0cm" fo:margin-bottom="0cm" loext:contextual-spacing="false"/>
      <style:text-properties officeooo:paragraph-rsid="000b49a2"/>
    </style:style>
    <style:style style:name="T1" style:family="text">
      <style:text-properties officeooo:rsid="0008530d"/>
    </style:style>
    <style:style style:name="T2" style:family="text">
      <style:text-properties officeooo:rsid="00097d26"/>
    </style:style>
    <style:style style:name="T3" style:family="text">
      <style:text-properties officeooo:rsid="000b196f"/>
    </style:style>
    <style:style style:name="T4" style:family="text">
      <style:text-properties officeooo:rsid="000b49a2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0b49a2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ASSIGNMENT DAY- 4</text:p>
      <text:p text:style-name="P1"/>
      <text:p text:style-name="P5"><text:span text:style-name="T1">1) </text:span>Navigate to the "Documents" directory and create a new file named "notes.txt." and write “important” in it.</text:p>
      <text:p text:style-name="P2"/>
      <text:p text:style-name="P2">hotel@enine019:~$ ls</text:p>
      <text:p text:style-name="P2">Backup <text:s/>Day_3 <text:s text:c="5"/>Downloads <text:s/>Public <text:s text:c="4"/>test{1...1000}.txt <text:s/>Videos</text:p>
      <text:p text:style-name="P2">Day-1 <text:s text:c="2"/>Desktop <text:s text:c="3"/>Music <text:s text:c="5"/>snap <text:s text:c="6"/>test.txt</text:p>
      <text:p text:style-name="P2">Day_1 <text:s text:c="2"/>Documents <text:s/>Pictures <text:s text:c="2"/>Templates <text:s/>venv</text:p>
      <text:p text:style-name="P2">hotel@enine019:~$ cd Documents</text:p>
      <text:p text:style-name="P2">hotel@enine019:~/Documents$ touch notes.txt</text:p>
      <text:p text:style-name="P2">hotel@enine019:~/Documents$ cat notes.txt</text:p>
      <text:p text:style-name="P2">hotel@enine019:~/Documents$ cat &gt;&gt; notes.txt</text:p>
      <text:p text:style-name="P2">important</text:p>
      <text:p text:style-name="P2">^C</text:p>
      <text:p text:style-name="P2"/>
      <text:p text:style-name="P2"/>
      <text:p text:style-name="P2"/>
      <text:p text:style-name="P5"><text:span text:style-name="T1">2) </text:span>List all files in the "Downloads" directory that have a ".pdf" extension.</text:p>
      <text:p text:style-name="P3"/>
      <text:p text:style-name="P3">hotel@enine019:~/Documents$ cd ..</text:p>
      <text:p text:style-name="P3">hotel@enine019:~$ cd Downloads</text:p>
      <text:p text:style-name="P3">hotel@enine019:~/Downloads$ find . -type f -name "*.pdf"</text:p>
      <text:p text:style-name="P3">./new.pdf</text:p>
      <text:p text:style-name="P3"/>
      <text:p text:style-name="P3"/>
      <text:p text:style-name="P5"><text:span text:style-name="T1">3) </text:span>Create a new directory called "backup" inside the "Documents" directory.</text:p>
      <text:p text:style-name="P3"/>
      <text:p text:style-name="P3">hotel@enine019:~$ cd Documents</text:p>
      <text:p text:style-name="P3">hotel@enine019:~/Documents$ mkdir Backup</text:p>
      <text:p text:style-name="P3">hotel@enine019:~/Documents$ </text:p>
      <text:p text:style-name="P3"/>
      <text:p text:style-name="P3"/>
      <text:p text:style-name="P5"><text:span text:style-name="T1">4) </text:span>Copy the file "notes.txt" from the "Documents" to the "backup" directory.</text:p>
      <text:p text:style-name="P3"/>
      <text:p text:style-name="P3">hotel@enine019:~$ cd Documents</text:p>
      <text:p text:style-name="P3">hotel@enine019:~/Documents$ mkdir Backup</text:p>
      <text:p text:style-name="P3">hotel@enine019:~/Documents$ cp notes.txt Backup</text:p>
      <text:p text:style-name="P3">hotel@enine019:~/Documents$ ls</text:p>
      <text:p text:style-name="P3"><text:s/>Backup <text:s text:c="11"/>'find file with extention.png' <text:s text:c="4"/>notes.txt</text:p>
      <text:p text:style-name="P3">'copy file.png' <text:s text:c="3"/>'Linux create navigate file.png' <text:s/>'Terminal Day 1.odt'</text:p>
      <text:p text:style-name="P3">'Entropy Imp.odt' <text:s/>'new directory.png' <text:s text:c="14"/>'Token code.odt'</text:p>
      <text:p text:style-name="P3">hotel@enine019:~/Documents$ cd Backup</text:p>
      <text:p text:style-name="P3">hotel@enine019:~/Documents/Backup$ ls</text:p>
      <text:p text:style-name="P3">notes.txt</text:p>
      <text:p text:style-name="P3">hotel@enine019:~/Documents/Backup$ </text:p>
      <text:p text:style-name="P3"/>
      <text:p text:style-name="P3"/>
      <text:p text:style-name="P5"><text:span text:style-name="T1">5) </text:span>Change the permissions of the file "notes.txt" to allow read and write for the owner.</text:p>
      <text:p text:style-name="P3"/>
      <text:p text:style-name="P3">hotel@enine019:~/Documents/Backup$ chmod +rw notes.txt</text:p>
      <text:p text:style-name="P3">hotel@enine019:~/Documents/Backup$ ls -l notes.txt</text:p>
      <text:p text:style-name="P3"><text:soft-page-break/>-rw-rw-r-- 1 hotel hotel 10 Dec 14 11:57 notes.txt</text:p>
      <text:p text:style-name="P3"/>
      <text:p text:style-name="P3"/>
      <text:p text:style-name="P6"><text:span text:style-name="T2">6) </text:span>Search for all files in the home directory that contain the word "important" in their content.</text:p>
      <text:p text:style-name="P4"/>
      <text:p text:style-name="P4">hotel@enine019:/home$ grep -rl "important" ~/</text:p>
      <text:p text:style-name="P4">/home/hotel/venv/lib/python3.8/site-packages/pkg_resources/__pycache__/__init__.cpython-38.pyc</text:p>
      <text:p text:style-name="P4">/home/hotel/.git/hooks/pre-rebase.sample</text:p>
      <text:p text:style-name="P4">/home/hotel/Documents/notes.txt</text:p>
      <text:p text:style-name="P4">/home/hotel/Documents/Backup/notes.txt</text:p>
      <text:p text:style-name="P4"/>
      <text:p text:style-name="P4"/>
      <text:p text:style-name="P9"><text:span text:style-name="T3">7) </text:span>Remove the directory "backup" and its contents from the Documents.</text:p>
      <text:p text:style-name="P9"/>
      <text:p text:style-name="P11">hotel@enine019:~/Documents/Backup$ cd Documents</text:p>
      <text:p text:style-name="P11">bash: cd: Documents: No such file or directory</text:p>
      <text:p text:style-name="P11">hotel@enine019:~/Documents/Backup$ cd ..</text:p>
      <text:p text:style-name="P11">hotel@enine019:~/Documents$ rm -r Backup</text:p>
      <text:p text:style-name="P11">hotel@enine019:~/Documents$ ls</text:p>
      <text:p text:style-name="P11">'copy file.png' <text:s text:c="18"/>'new directory.png'</text:p>
      <text:p text:style-name="P11">'Entropy Imp.odt' <text:s text:c="17"/>notes.txt</text:p>
      <text:p text:style-name="P11">'find file with extention.png' <text:s text:c="3"/>'Terminal Day 1.odt'</text:p>
      <text:p text:style-name="P11">'Linux Assignment Day-4.odt' <text:s text:c="5"/>'Token code.odt'</text:p>
      <text:p text:style-name="P11">'Linux create navigate file.png'</text:p>
      <text:p text:style-name="P11"/>
      <text:p text:style-name="P8"><text:span text:style-name="T6">8) </text:span><text:span text:style-name="T5">Display a list of running processes on your system using the ps command.</text:span></text:p>
      <text:p text:style-name="P8"/>
      <text:p text:style-name="P8">hotel@enine019:~/Documents$ ps -u hotel</text:p>
      <text:p text:style-name="P8"><text:s text:c="4"/>PID TTY <text:s text:c="9"/>TIME CMD</text:p>
      <text:p text:style-name="P8"><text:s text:c="3"/>1677 ? <text:s text:c="7"/>00:00:00 systemd</text:p>
      <text:p text:style-name="P8"><text:s text:c="3"/>1678 ? <text:s text:c="7"/>00:00:00 (sd-pam)</text:p>
      <text:p text:style-name="P8"><text:s text:c="3"/>1683 ? <text:s text:c="7"/>00:18:01 pulseaudio</text:p>
      <text:p text:style-name="P8"><text:s text:c="3"/>1685 ? <text:s text:c="7"/>00:00:01 tracker-miner-f</text:p>
      <text:p text:style-name="P8"><text:s text:c="3"/>1688 ? <text:s text:c="7"/>00:00:01 dbus-daemon</text:p>
      <text:p text:style-name="P8"><text:s text:c="3"/>1692 ? <text:s text:c="7"/>00:00:00 gnome-keyring-d</text:p>
      <text:p text:style-name="P8"><text:s text:c="3"/>1709 ? <text:s text:c="7"/>00:00:00 gvfsd</text:p>
      <text:p text:style-name="P8"><text:s text:c="3"/>1714 ? <text:s text:c="7"/>00:00:00 gvfsd-fuse</text:p>
      <text:p text:style-name="P8"><text:s text:c="3"/>1722 ? <text:s text:c="7"/>00:00:00 gvfs-udisks2-vo</text:p>
      <text:p text:style-name="P8"><text:s text:c="3"/>1728 ? <text:s text:c="7"/>00:00:00 gvfs-afc-volume</text:p>
      <text:p text:style-name="P8"><text:s text:c="3"/>1734 ? <text:s text:c="7"/>00:00:00 gvfs-goa-volume</text:p>
      <text:p text:style-name="P8"><text:s text:c="3"/>1738 ? <text:s text:c="7"/>00:00:00 goa-daemon</text:p>
      <text:p text:style-name="P8"><text:s text:c="3"/>1749 ? <text:s text:c="7"/>00:00:00 goa-identity-se</text:p>
      <text:p text:style-name="P8"><text:s text:c="3"/>1754 ? <text:s text:c="7"/>00:00:00 gvfs-mtp-volume</text:p>
      <text:p text:style-name="P8"><text:s text:c="3"/>1760 ? <text:s text:c="7"/>00:00:00 gvfs-gphoto2-vo</text:p>
      <text:p text:style-name="P8"><text:s text:c="3"/>1780 tty2 <text:s text:c="4"/>00:00:00 gdm-x-session</text:p>
      <text:p text:style-name="P8"><text:s text:c="3"/>1782 tty2 <text:s text:c="4"/>00:06:55 Xorg</text:p>
      <text:p text:style-name="P8"><text:soft-page-break/><text:s text:c="3"/>1792 tty2 <text:s text:c="4"/>00:00:00 gnome-session-b</text:p>
      <text:p text:style-name="P8"><text:s text:c="3"/>1858 ? <text:s text:c="7"/>00:00:00 ssh-agent</text:p>
      <text:p text:style-name="P8"><text:s text:c="3"/>1876 ? <text:s text:c="7"/>00:00:00 at-spi-bus-laun</text:p>
      <text:p text:style-name="P8"><text:s text:c="3"/>1881 ? <text:s text:c="7"/>00:00:00 dbus-daemon</text:p>
      <text:p text:style-name="P8"><text:s text:c="3"/>1889 ? <text:s text:c="7"/>00:00:00 gnome-session-c</text:p>
      <text:p text:style-name="P8"><text:s text:c="3"/>1896 ? <text:s text:c="7"/>00:00:00 gnome-session-b</text:p>
      <text:p text:style-name="P8"><text:s text:c="3"/>1910 ? <text:s text:c="7"/>00:11:19 gnome-shell</text:p>
      <text:p text:style-name="P8"><text:s text:c="3"/>1937 ? <text:s text:c="7"/>00:00:00 gvfsd-metadata</text:p>
      <text:p text:style-name="P8"><text:s text:c="3"/>1941 ? <text:s text:c="7"/>00:00:00 ibus-daemon</text:p>
      <text:p text:style-name="P8"><text:s text:c="3"/>1945 ? <text:s text:c="7"/>00:00:00 ibus-dconf</text:p>
      <text:p text:style-name="P8"><text:s text:c="3"/>1946 ? <text:s text:c="7"/>00:00:00 ibus-extension-</text:p>
      <text:p text:style-name="P8"><text:s text:c="3"/>1948 ? <text:s text:c="7"/>00:00:00 ibus-x11</text:p>
      <text:p text:style-name="P8"><text:s text:c="3"/>1950 ? <text:s text:c="7"/>00:00:00 ibus-portal</text:p>
      <text:p text:style-name="P8"><text:s text:c="3"/>1964 ? <text:s text:c="7"/>00:00:01 at-spi2-registr</text:p>
      <text:p text:style-name="P8"><text:s text:c="3"/>1968 ? <text:s text:c="7"/>00:00:00 xdg-permission-</text:p>
      <text:p text:style-name="P8"><text:s text:c="3"/>1970 ? <text:s text:c="7"/>00:00:00 gnome-shell-cal</text:p>
      <text:p text:style-name="P8"><text:s text:c="3"/>1979 ? <text:s text:c="7"/>00:00:00 evolution-sourc</text:p>
      <text:p text:style-name="P8"><text:s text:c="3"/>1988 ? <text:s text:c="7"/>00:00:00 evolution-calen</text:p>
      <text:p text:style-name="P8"><text:s text:c="3"/>2001 ? <text:s text:c="7"/>00:00:00 dconf-service</text:p>
      <text:p text:style-name="P8"><text:s text:c="3"/>2007 ? <text:s text:c="7"/>00:00:00 evolution-addre</text:p>
      <text:p text:style-name="P8"><text:s text:c="3"/>2026 ? <text:s text:c="7"/>00:00:00 gjs</text:p>
      <text:p text:style-name="P8"><text:s text:c="3"/>2038 ? <text:s text:c="7"/>00:00:00 gvfsd-trash</text:p>
      <text:p text:style-name="P8"><text:s text:c="3"/>2051 ? <text:s text:c="7"/>00:00:00 gsd-a11y-settin</text:p>
      <text:p text:style-name="P8"><text:s text:c="3"/>2052 ? <text:s text:c="7"/>00:00:00 gsd-color</text:p>
      <text:p text:style-name="P8"><text:s text:c="3"/>2053 ? <text:s text:c="7"/>00:00:00 gsd-datetime</text:p>
      <text:p text:style-name="P8"><text:s text:c="3"/>2055 ? <text:s text:c="7"/>00:00:00 gsd-housekeepin</text:p>
      <text:p text:style-name="P8"><text:s text:c="3"/>2058 ? <text:s text:c="7"/>00:00:00 gsd-keyboard</text:p>
      <text:p text:style-name="P8"><text:s text:c="3"/>2059 ? <text:s text:c="7"/>00:00:00 gsd-media-keys</text:p>
      <text:p text:style-name="P8"><text:s text:c="3"/>2062 ? <text:s text:c="7"/>00:00:00 gsd-power</text:p>
      <text:p text:style-name="P8"><text:s text:c="3"/>2063 ? <text:s text:c="7"/>00:00:00 gsd-print-notif</text:p>
      <text:p text:style-name="P8"><text:s text:c="3"/>2065 ? <text:s text:c="7"/>00:00:00 gsd-rfkill</text:p>
      <text:p text:style-name="P8"><text:s text:c="3"/>2066 ? <text:s text:c="7"/>00:00:00 gsd-screensaver</text:p>
      <text:p text:style-name="P8"><text:s text:c="3"/>2067 ? <text:s text:c="7"/>00:00:00 gsd-sharing</text:p>
      <text:p text:style-name="P8"><text:s text:c="3"/>2068 ? <text:s text:c="7"/>00:00:00 gsd-smartcard</text:p>
      <text:p text:style-name="P8"><text:s text:c="3"/>2070 ? <text:s text:c="7"/>00:00:00 gsd-sound</text:p>
      <text:p text:style-name="P8"><text:s text:c="3"/>2072 ? <text:s text:c="7"/>00:00:00 gsd-usb-protect</text:p>
      <text:p text:style-name="P8"><text:s text:c="3"/>2073 ? <text:s text:c="7"/>00:00:00 gsd-wacom</text:p>
      <text:p text:style-name="P8"><text:s text:c="3"/>2075 ? <text:s text:c="7"/>00:00:00 gsd-wwan</text:p>
      <text:p text:style-name="P8"><text:s text:c="3"/>2090 ? <text:s text:c="7"/>00:00:00 gsd-xsettings</text:p>
      <text:p text:style-name="P8"><text:s text:c="3"/>2122 ? <text:s text:c="7"/>00:00:00 evolution-alarm</text:p>
      <text:p text:style-name="P8"><text:s text:c="3"/>2124 ? <text:s text:c="7"/>00:00:00 gsd-disk-utilit</text:p>
      <text:p text:style-name="P8"><text:s text:c="3"/>2156 ? <text:s text:c="7"/>00:00:00 ibus-engine-sim</text:p>
      <text:p text:style-name="P8"><text:s text:c="3"/>2168 ? <text:s text:c="7"/>00:00:00 gsd-printer</text:p>
      <text:p text:style-name="P8"><text:s text:c="3"/>2225 ? <text:s text:c="7"/>00:31:32 firefox</text:p>
      <text:p text:style-name="P8"><text:s text:c="3"/>2264 ? <text:s text:c="7"/>00:00:00 xdg-desktop-por</text:p>
      <text:p text:style-name="P8"><text:s text:c="3"/>2268 ? <text:s text:c="7"/>00:00:00 xdg-document-po</text:p>
      <text:p text:style-name="P8"><text:soft-page-break/><text:s text:c="3"/>2277 ? <text:s text:c="7"/>00:00:00 xdg-desktop-por</text:p>
      <text:p text:style-name="P8"><text:s text:c="3"/>2313 ? <text:s text:c="7"/>00:00:00 Socket Process</text:p>
      <text:p text:style-name="P8"><text:s text:c="3"/>2346 ? <text:s text:c="7"/>00:00:32 Privileged Cont</text:p>
      <text:p text:style-name="P8"><text:s text:c="3"/>2406 ? <text:s text:c="7"/>00:00:01 WebExtensions</text:p>
      <text:p text:style-name="P8"><text:s text:c="3"/>2467 ? <text:s text:c="7"/>00:00:00 Utility Process</text:p>
      <text:p text:style-name="P8"><text:s text:c="3"/>2480 ? <text:s text:c="7"/>00:10:43 Isolated Web Co</text:p>
      <text:p text:style-name="P8"><text:s text:c="3"/>2562 ? <text:s text:c="7"/>00:00:10 Isolated Web Co</text:p>
      <text:p text:style-name="P8"><text:s text:c="3"/>2565 ? <text:s text:c="7"/>00:01:21 Isolated Web Co</text:p>
      <text:p text:style-name="P8"><text:s text:c="3"/>2612 ? <text:s text:c="7"/>00:00:00 RDD Process</text:p>
      <text:p text:style-name="P8"><text:s text:c="3"/>2655 ? <text:s text:c="7"/>00:00:00 update-notifier</text:p>
      <text:p text:style-name="P8"><text:s text:c="3"/>2686 ? <text:s text:c="7"/>00:00:09 Isolated Web Co</text:p>
      <text:p text:style-name="P8"><text:s text:c="3"/>2867 ? <text:s text:c="7"/>00:00:16 code</text:p>
      <text:p text:style-name="P8"><text:s text:c="3"/>2869 ? <text:s text:c="7"/>00:00:00 code</text:p>
      <text:p text:style-name="P8"><text:s text:c="3"/>2870 ? <text:s text:c="7"/>00:00:00 code</text:p>
      <text:p text:style-name="P8"><text:s text:c="3"/>2883 ? <text:s text:c="7"/>00:00:00 chrome_crashpad</text:p>
      <text:p text:style-name="P8"><text:s text:c="3"/>2895 ? <text:s text:c="7"/>00:00:16 code</text:p>
      <text:p text:style-name="P8"><text:s text:c="3"/>2903 ? <text:s text:c="7"/>00:00:01 code</text:p>
      <text:p text:style-name="P8"><text:s text:c="3"/>2915 ? <text:s text:c="7"/>00:00:38 code</text:p>
      <text:p text:style-name="P8"><text:s text:c="3"/>2954 ? <text:s text:c="7"/>00:00:44 code</text:p>
      <text:p text:style-name="P8"><text:s text:c="3"/>2964 ? <text:s text:c="7"/>00:00:06 code</text:p>
      <text:p text:style-name="P8"><text:s text:c="3"/>2975 ? <text:s text:c="7"/>00:00:10 code</text:p>
      <text:p text:style-name="P8"><text:s text:c="3"/>2976 ? <text:s text:c="7"/>00:00:03 code</text:p>
      <text:p text:style-name="P8"><text:s text:c="3"/>3026 pts/0 <text:s text:c="3"/>00:00:00 bash</text:p>
      <text:p text:style-name="P8"><text:s text:c="3"/>3043 pts/1 <text:s text:c="3"/>00:00:00 bash</text:p>
      <text:p text:style-name="P8"><text:s text:c="3"/>3050 pts/2 <text:s text:c="3"/>00:00:00 bash</text:p>
      <text:p text:style-name="P8"><text:s text:c="3"/>3066 pts/3 <text:s text:c="3"/>00:00:00 bash</text:p>
      <text:p text:style-name="P8"><text:s text:c="3"/>3180 ? <text:s text:c="7"/>00:00:06 code</text:p>
      <text:p text:style-name="P8"><text:s text:c="3"/>3234 ? <text:s text:c="7"/>00:00:08 Isolated Web Co</text:p>
      <text:p text:style-name="P8"><text:s text:c="3"/>4494 ? <text:s text:c="7"/>00:00:13 Isolated Web Co</text:p>
      <text:p text:style-name="P8"><text:s text:c="3"/>4579 ? <text:s text:c="7"/>00:00:06 Isolated Web Co</text:p>
      <text:p text:style-name="P8"><text:s text:c="3"/>4583 ? <text:s text:c="7"/>00:00:48 Isolated Web Co</text:p>
      <text:p text:style-name="P8"><text:s text:c="3"/>4648 ? <text:s text:c="7"/>00:00:01 sd_dummy</text:p>
      <text:p text:style-name="P8"><text:s text:c="3"/>4651 ? <text:s text:c="7"/>00:00:01 sd_generic</text:p>
      <text:p text:style-name="P8"><text:s text:c="3"/>4654 ? <text:s text:c="7"/>00:00:01 sd_espeak-ng</text:p>
      <text:p text:style-name="P8"><text:s text:c="3"/>4660 ? <text:s text:c="7"/>00:00:00 speech-dispatch</text:p>
      <text:p text:style-name="P8"><text:s text:c="3"/>4715 ? <text:s text:c="7"/>00:00:20 Isolated Web Co</text:p>
      <text:p text:style-name="P8"><text:s text:c="3"/>4774 ? <text:s text:c="7"/>00:00:23 Isolated Web Co</text:p>
      <text:p text:style-name="P8"><text:s text:c="3"/>5370 ? <text:s text:c="7"/>00:00:18 Isolated Web Co</text:p>
      <text:p text:style-name="P8"><text:s text:c="3"/>5728 ? <text:s text:c="7"/>00:00:21 Isolated Web Co</text:p>
      <text:p text:style-name="P8"><text:s text:c="3"/>8317 ? <text:s text:c="7"/>00:00:13 Isolated Web Co</text:p>
      <text:p text:style-name="P8"><text:s text:c="3"/>8350 ? <text:s text:c="7"/>00:00:00 Isolated Web Co</text:p>
      <text:p text:style-name="P8"><text:s text:c="3"/>8450 ? <text:s text:c="7"/>00:00:00 gnome-calendar</text:p>
      <text:p text:style-name="P8"><text:s text:c="3"/>8898 ? <text:s text:c="7"/>00:00:00 gvfsd-network</text:p>
      <text:p text:style-name="P8"><text:s text:c="3"/>8911 ? <text:s text:c="7"/>00:00:00 gvfsd-dnssd</text:p>
      <text:p text:style-name="P8"><text:s text:c="3"/>9432 ? <text:s text:c="7"/>00:00:00 Isolated Web Co</text:p>
      <text:p text:style-name="P8"><text:s text:c="2"/>10024 ? <text:s text:c="7"/>00:00:13 gnome-terminal-</text:p>
      <text:p text:style-name="P8"><text:soft-page-break/><text:s text:c="2"/>10032 pts/4 <text:s text:c="3"/>00:00:00 bash</text:p>
      <text:p text:style-name="P8"><text:s text:c="2"/>10133 ? <text:s text:c="7"/>00:00:06 nautilus</text:p>
      <text:p text:style-name="P8"><text:s text:c="2"/>10184 ? <text:s text:c="7"/>00:00:00 oosplash</text:p>
      <text:p text:style-name="P8"><text:s text:c="2"/>10201 ? <text:s text:c="7"/>00:00:21 soffice.bin</text:p>
      <text:p text:style-name="P8"><text:s text:c="2"/>10503 ? <text:s text:c="7"/>00:00:00 Web Content</text:p>
      <text:p text:style-name="P8"><text:s text:c="2"/>10643 ? <text:s text:c="7"/>00:00:00 Web Content</text:p>
      <text:p text:style-name="P8"><text:s text:c="2"/>10705 ? <text:s text:c="7"/>00:00:00 Web Content</text:p>
      <text:p text:style-name="P8"><text:s text:c="2"/>10814 pts/4 <text:s text:c="3"/>00:00:00 ps</text:p>
      <text:p text:style-name="Text_20_body"/>
      <text:p text:style-name="P10"><text:span text:style-name="T4">9) </text:span>Rename the file "notes.txt" to "new_notes.txt" in the Documents.</text:p>
      <text:p text:style-name="P12"/>
      <text:p text:style-name="P8">hotel@enine019:~/Documents$ mv notes.txt new_notes.txt</text:p>
      <text:p text:style-name="P8">hotel@enine019:~/Documents$ ls</text:p>
      <text:p text:style-name="P8">'copy file.png' <text:s text:c="18"/>'new directory.png'</text:p>
      <text:p text:style-name="P8">'Entropy Imp.odt' <text:s text:c="17"/>new_notes.txt</text:p>
      <text:p text:style-name="P8">'find file with extention.png' <text:s text:c="3"/>'Terminal Day 1.odt'</text:p>
      <text:p text:style-name="P8">'Linux Assignment Day-4.odt' <text:s text:c="5"/>'Token code.odt'</text:p>
      <text:p text:style-name="P8">'Linux create navigate file.png'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2-14T11:50:45.839013017</meta:creation-date>
    <dc:date>2023-12-14T12:42:16.808373556</dc:date>
    <meta:editing-duration>PT10M27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5" meta:paragraph-count="182" meta:word-count="830" meta:character-count="7399" meta:non-whitespace-character-count="5453"/>
  </office:meta>
</office:document-meta>
</file>